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4" style:list-style-name=""/>
    <style:style style:name="P3" style:family="paragraph" style:parent-style-name="Text_20_body">
      <style:text-properties officeooo:rsid="001698cc" officeooo:paragraph-rsid="001698cc"/>
    </style:style>
    <style:style style:name="P4" style:family="paragraph" style:parent-style-name="Text_20_body" style:list-style-name="L1">
      <style:text-properties officeooo:rsid="001698cc" officeooo:paragraph-rsid="001698cc"/>
    </style:style>
    <style:style style:name="P5" style:family="paragraph" style:parent-style-name="Text_20_body">
      <style:text-properties officeooo:rsid="00177e28" officeooo:paragraph-rsid="00177e28"/>
    </style:style>
    <style:style style:name="P6" style:family="paragraph" style:parent-style-name="Text_20_body" style:list-style-name="L2">
      <style:text-properties officeooo:rsid="00177e28" officeooo:paragraph-rsid="00177e28"/>
    </style:style>
    <style:style style:name="P7" style:family="paragraph" style:parent-style-name="Text_20_body" style:list-style-name="L3">
      <style:text-properties officeooo:rsid="00177e28" officeooo:paragraph-rsid="00177e28"/>
    </style:style>
    <style:style style:name="P8" style:family="paragraph" style:parent-style-name="Text_20_body">
      <style:text-properties officeooo:rsid="001abc2d" officeooo:paragraph-rsid="001abc2d"/>
    </style:style>
    <style:style style:name="P9" style:family="paragraph" style:parent-style-name="Text_20_body" style:list-style-name="L5">
      <style:text-properties officeooo:rsid="001abc2d" officeooo:paragraph-rsid="001abc2d"/>
    </style:style>
    <style:style style:name="P10" style:family="paragraph" style:parent-style-name="Text_20_body">
      <style:text-properties officeooo:rsid="001b4d64" officeooo:paragraph-rsid="001b4d64"/>
    </style:style>
    <style:style style:name="P11" style:family="paragraph" style:parent-style-name="Text_20_body">
      <style:text-properties officeooo:rsid="001c5d6a" officeooo:paragraph-rsid="001b4d64"/>
    </style:style>
    <style:style style:name="P12" style:family="paragraph" style:parent-style-name="Text_20_body">
      <style:text-properties officeooo:rsid="001cdfc7" officeooo:paragraph-rsid="001cdfc7"/>
    </style:style>
    <style:style style:name="P13" style:family="paragraph" style:parent-style-name="Text_20_body" style:list-style-name="L7">
      <style:text-properties officeooo:rsid="001cdfc7" officeooo:paragraph-rsid="001cdfc7"/>
    </style:style>
    <style:style style:name="P14" style:family="paragraph" style:parent-style-name="Text_20_body" style:list-style-name="L9">
      <style:text-properties officeooo:rsid="001cdfc7" officeooo:paragraph-rsid="001cdfc7"/>
    </style:style>
    <style:style style:name="P15" style:family="paragraph" style:parent-style-name="Text_20_body">
      <style:text-properties officeooo:rsid="001e22c7" officeooo:paragraph-rsid="001e22c7"/>
    </style:style>
    <style:style style:name="P16" style:family="paragraph" style:parent-style-name="Text_20_body">
      <style:text-properties officeooo:rsid="001f9fda" officeooo:paragraph-rsid="001f9fda"/>
    </style:style>
    <style:style style:name="P17" style:family="paragraph" style:parent-style-name="Text_20_body">
      <style:text-properties officeooo:rsid="00214907" officeooo:paragraph-rsid="00214907"/>
    </style:style>
    <style:style style:name="P18" style:family="paragraph" style:parent-style-name="Text_20_body" style:list-style-name="L10">
      <style:text-properties officeooo:rsid="00214907" officeooo:paragraph-rsid="00214907"/>
    </style:style>
    <style:style style:name="P19" style:family="paragraph" style:parent-style-name="Text_20_body">
      <style:text-properties officeooo:rsid="002250b2" officeooo:paragraph-rsid="002250b2"/>
    </style:style>
    <style:style style:name="P20" style:family="paragraph" style:parent-style-name="Text_20_body" style:list-style-name="L12">
      <style:text-properties officeooo:rsid="002250b2" officeooo:paragraph-rsid="002250b2"/>
    </style:style>
    <style:style style:name="P21" style:family="paragraph" style:parent-style-name="Text_20_body">
      <style:text-properties officeooo:rsid="0023de59" officeooo:paragraph-rsid="0023de59"/>
    </style:style>
    <style:style style:name="P22" style:family="paragraph" style:parent-style-name="Text_20_body" style:list-style-name="L13">
      <style:text-properties officeooo:rsid="0023de59" officeooo:paragraph-rsid="0023de59"/>
    </style:style>
    <style:style style:name="P23" style:family="paragraph" style:parent-style-name="Text_20_body" style:list-style-name="L14">
      <style:text-properties officeooo:rsid="0023de59" officeooo:paragraph-rsid="0023de59"/>
    </style:style>
    <style:style style:name="P24" style:family="paragraph" style:parent-style-name="Text_20_body" style:list-style-name="L15">
      <style:text-properties officeooo:rsid="0023de59" officeooo:paragraph-rsid="0023de59"/>
    </style:style>
    <style:style style:name="P25" style:family="paragraph" style:parent-style-name="Text_20_body" style:list-style-name="L16">
      <style:text-properties officeooo:rsid="0023de59" officeooo:paragraph-rsid="0023de59"/>
    </style:style>
    <style:style style:name="P26" style:family="paragraph" style:parent-style-name="Text_20_body" style:list-style-name="L17">
      <style:text-properties officeooo:rsid="0023de59" officeooo:paragraph-rsid="0023de59"/>
    </style:style>
    <style:style style:name="P27" style:family="paragraph" style:parent-style-name="Text_20_body">
      <style:text-properties officeooo:rsid="0024157e" officeooo:paragraph-rsid="0024157e"/>
    </style:style>
    <style:style style:name="P28" style:family="paragraph" style:parent-style-name="Text_20_body" style:list-style-name="L18">
      <style:text-properties officeooo:rsid="0024157e" officeooo:paragraph-rsid="0024157e"/>
    </style:style>
    <style:style style:name="P29" style:family="paragraph" style:parent-style-name="Text_20_body" style:list-style-name="L19">
      <style:text-properties officeooo:rsid="0024157e" officeooo:paragraph-rsid="0024157e"/>
    </style:style>
    <style:style style:name="P30" style:family="paragraph" style:parent-style-name="Text_20_body">
      <style:text-properties officeooo:rsid="00258366" officeooo:paragraph-rsid="00258366"/>
    </style:style>
    <style:style style:name="P31" style:family="paragraph" style:parent-style-name="Text_20_body" style:list-style-name="L20">
      <style:text-properties officeooo:rsid="00258366" officeooo:paragraph-rsid="00258366"/>
    </style:style>
    <style:style style:name="P32" style:family="paragraph" style:parent-style-name="Text_20_body" style:list-style-name="L21">
      <style:text-properties officeooo:rsid="00258366" officeooo:paragraph-rsid="00258366"/>
    </style:style>
    <style:style style:name="P33" style:family="paragraph" style:parent-style-name="Text_20_body" style:list-style-name="L22">
      <style:text-properties officeooo:rsid="00258366" officeooo:paragraph-rsid="00258366"/>
    </style:style>
    <style:style style:name="P34" style:family="paragraph" style:parent-style-name="Text_20_body" style:list-style-name="L23">
      <style:text-properties officeooo:rsid="00258366" officeooo:paragraph-rsid="00258366"/>
    </style:style>
    <style:style style:name="P35" style:family="paragraph" style:parent-style-name="Text_20_body" style:list-style-name="L23">
      <style:text-properties officeooo:rsid="00258366" officeooo:paragraph-rsid="0026adf6"/>
    </style:style>
    <style:style style:name="P36" style:family="paragraph" style:parent-style-name="Text_20_body" style:list-style-name="L20">
      <style:text-properties officeooo:paragraph-rsid="00258366"/>
    </style:style>
    <style:style style:name="P37" style:family="paragraph" style:parent-style-name="Text_20_body" style:list-style-name="L23">
      <style:text-properties officeooo:paragraph-rsid="00258366"/>
    </style:style>
    <style:style style:name="P38" style:family="paragraph" style:parent-style-name="Text_20_body">
      <style:paragraph-properties fo:break-before="page"/>
    </style:style>
    <style:style style:name="T1" style:family="text">
      <style:text-properties officeooo:rsid="001c5d6a"/>
    </style:style>
    <style:style style:name="T2" style:family="text">
      <style:text-properties officeooo:rsid="00258366"/>
    </style:style>
    <style:style style:name="T3" style:family="text">
      <style:text-properties officeooo:rsid="0026ad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ches</text:p>
      <text:p text:style-name="Text_20_body"/>
      <text:list xml:id="list1572262043" text:style-name="L1">
        <text:list-item>
          <text:p text:style-name="P4">Caches matériels</text:p>
          <text:list>
            <text:list-item>
              <text:p text:style-name="P4">RAM</text:p>
            </text:list-item>
            <text:list-item>
              <text:p text:style-name="P4">Translation Lookaside Buffer</text:p>
            </text:list-item>
            <text:list-item>
              <text:p text:style-name="P4">Cache disque dans les contrôleurs</text:p>
            </text:list-item>
          </text:list>
        </text:list-item>
        <text:list-item>
          <text:p text:style-name="P4">Caches logiciels système</text:p>
          <text:list>
            <text:list-item>
              <text:p text:style-name="P4">Caches de fichiers</text:p>
            </text:list-item>
            <text:list-item>
              <text:p text:style-name="P4">Caches de pages mémoire</text:p>
            </text:list-item>
          </text:list>
        </text:list-item>
        <text:list-item>
          <text:p text:style-name="P4">Caches logiciels applicatifs</text:p>
          <text:list>
            <text:list-item>
              <text:p text:style-name="P4">Caches de contenus de fichiers (éditeurs)</text:p>
            </text:list-item>
            <text:list-item>
              <text:p text:style-name="P4">Caches de pages Web</text:p>
            </text:list-item>
          </text:list>
        </text:list-item>
      </text:list>
      <text:p text:style-name="P3"/>
      <text:p text:style-name="P3"/>
      <text:p text:style-name="P5">La donnée est recherchée par :</text:p>
      <text:list xml:id="list2149515194" text:style-name="L2">
        <text:list-item>
          <text:p text:style-name="P6">un identificateur, une clé</text:p>
        </text:list-item>
        <text:list-item>
          <text:p text:style-name="P6">sa valeur</text:p>
        </text:list-item>
      </text:list>
      <text:p text:style-name="P5">Si la donnée est trouvée, l’opération est effectuée dans le cache</text:p>
      <text:p text:style-name="P5">Sinon, « cache miss » :</text:p>
      <text:list xml:id="list3430503761" text:style-name="L3">
        <text:list-item>
          <text:p text:style-name="P7">donnée lue dans le cache depuis le stockage de plus bas niveau</text:p>
        </text:list-item>
        <text:list-item>
          <text:p text:style-name="P7">Cache mis à jour si écriture</text:p>
        </text:list-item>
      </text:list>
      <text:p text:style-name="P5"/>
      <text:p text:style-name="P8">Les caches sont décomposés en blocs de données.</text:p>
      <text:p text:style-name="P8">Un bloc est une unité de mise à jour du cache, un cache se met donc à jour par blocs.</text:p>
      <text:p text:style-name="P8">La taille d’un bloc dépend :</text:p>
      <text:list xml:id="list1463263575" text:style-name="L5">
        <text:list-item>
          <text:p text:style-name="P9">du type du cache (matériel/logiciel)</text:p>
        </text:list-item>
        <text:list-item>
          <text:p text:style-name="P9">du type de stockage secondaire</text:p>
        </text:list-item>
        <text:list-item>
          <text:p text:style-name="P9">de la latence de l’opération de lecture d’un bloc</text:p>
        </text:list-item>
      </text:list>
      <text:p text:style-name="P8"/>
      <text:h text:style-name="Heading_20_1" text:outline-level="1"><text:soft-page-break/>Pagination et segmentation</text:h>
      <text:p text:style-name="Text_20_body"/>
      <text:p text:style-name="P10">L’accès entre un CPU et un SSD est lent.</text:p>
      <text:p text:style-name="P10">Pour contrer ceci, le CPU va lire/écrire dans un cache, plus petit mais bien plus rapide</text:p>
      <text:p text:style-name="P10">Ce cache va ensuite taper sur un autre cache, le write buffer géré par le contrôleur du disque, avant d’effectuer la lecture/écriture directement sur l<text:span text:style-name="T1">a RAM</text:span>.</text:p>
      <text:p text:style-name="P11"/>
      <text:h text:style-name="Heading_20_1" text:outline-level="1">Découpage en pages</text:h>
      <text:p text:style-name="P12">L’espace virtuel et l’espace réel sont découpés en pages de même taille pour :</text:p>
      <text:list xml:id="list2856895649" text:style-name="L7">
        <text:list-item>
          <text:p text:style-name="P13">Faciliter la gestion de l’espace mémoire</text:p>
        </text:list-item>
        <text:list-item>
          <text:p text:style-name="P13">Garantir de meilleures performances (le chargement de données à partir d’un disque se fait par blocs et non par octets)</text:p>
        </text:list-item>
      </text:list>
      <text:p text:style-name="P12">Taille d’une page = taille d’un bloc.</text:p>
      <text:p text:style-name="P12"/>
      <text:p text:style-name="P12">L’adresse est alors décomposée en :</text:p>
      <text:list xml:id="list1491671459" text:style-name="L9">
        <text:list-item>
          <text:p text:style-name="P14">numéro de page</text:p>
        </text:list-item>
        <text:list-item>
          <text:p text:style-name="P14">déplacement dans la page</text:p>
        </text:list-item>
      </text:list>
      <text:p text:style-name="P12"/>
      <text:p text:style-name="P12">Pour une adresse de 32bits, on peut avoir 20 bits pour le numéro de la page et 12 bits pour le déplacement dans la page.</text:p>
      <text:p text:style-name="P15">Une adresse virtuelle doit correspondre à une adresse en RAM</text:p>
      <text:p text:style-name="P15">Une adresse réelle = un numéro de case en RAM + un déplacement.</text:p>
      <text:p text:style-name="P15">Il faut utiliser une table des pages pour traduire les adresses virtuelles en adresses réelles, on parle ici de translation d’adresses.</text:p>
      <text:p text:style-name="P15">Chaque table des pages est associée à un seul programme.</text:p>
      <text:p text:style-name="P16">Chaque programme possède un pointeur vers sa table des pages.</text:p>
      <text:p text:style-name="P16"/>
      <text:h text:style-name="P1" text:outline-level="1">Entrée d’une table des pages</text:h>
      <text:p text:style-name="P17"/>
      <text:p text:style-name="P17">Chaque entrée de la table des pages contient les bits suivants :</text:p>
      <text:list xml:id="list80227566" text:style-name="L10">
        <text:list-item>
          <text:p text:style-name="P18">bit de validité (la page virtuelle est déjà chargée en mémoire centrale)</text:p>
        </text:list-item>
        <text:list-item>
          <text:p text:style-name="P18">bit de modification (la page a été modifiée en écriture)</text:p>
        </text:list-item>
        <text:list-item>
          <text:p text:style-name="P18">bit de référence (si une page a été référencée récemment on la garde, sinon ou aura tendance à la remplacer)</text:p>
        </text:list-item>
        <text:list-item>
          <text:p text:style-name="P18">2 bits indiquant les droits d’accès (par défaut, accès en lecture/écriture)</text:p>
        </text:list-item>
      </text:list>
      <text:p text:style-name="P17"/>
      <text:p text:style-name="P19">Pour éviter d’avoir une grande table des pages, on propose :</text:p>
      <text:list xml:id="list2715405915" text:style-name="L12">
        <text:list-item>
          <text:p text:style-name="P20">une pagination à 2 niveaux (segmentation)</text:p>
        </text:list-item>
        <text:list-item>
          <text:p text:style-name="P20">Les pages sont regroupées au sein de segments (hyperpages)</text:p>
        </text:list-item>
        <text:list-item>
          <text:p text:style-name="P20">Chaque hyperpage est composée d’un nombre fixe de pages</text:p>
        </text:list-item>
        <text:list-item>
          <text:p text:style-name="P20">LE chargement des pages se fait par hyperpage</text:p>
        </text:list-item>
        <text:list-item>
          <text:p text:style-name="P20">L’adresse virtuelle est découpée en :</text:p>
          <text:list>
            <text:list-item>
              <text:p text:style-name="P20">Numéro d’hyperpage</text:p>
            </text:list-item>
            <text:list-item>
              <text:p text:style-name="P20">numéro de page dans l’hyperpage</text:p>
            </text:list-item>
            <text:list-item>
              <text:p text:style-name="P20">déplacement dans la page dans l’hyperpage</text:p>
            </text:list-item>
          </text:list>
        </text:list-item>
        <text:list-item>
          <text:p text:style-name="P20">découpage de l’espace virtuel en hyperpages</text:p>
        </text:list-item>
      </text:list>
      <text:p text:style-name="P19"/>
      <text:h text:style-name="Heading_20_1" text:outline-level="1">Caches mémoire</text:h>
      <text:p text:style-name="P21">Hiérarchie des mémoires</text:p>
      <text:list xml:id="list1608979406" text:style-name="L13">
        <text:list-item>
          <text:p text:style-name="P22">cache niveau 1 : instructions d’une page</text:p>
        </text:list-item>
        <text:list-item>
          <text:p text:style-name="P22">cache niveau 2 : tables de page</text:p>
        </text:list-item>
        <text:list-item>
          <text:p text:style-name="P22">RAM : page d’un programme chargé à partir du disque</text:p>
        </text:list-item>
        <text:list-item>
          <text:p text:style-name="P22">MMU : traduit une adresse virtuelle en adresse réelle</text:p>
        </text:list-item>
      </text:list>
      <text:p text:style-name="P21"/>
      <text:h text:style-name="Heading_20_1" text:outline-level="1">Composition d’un cache</text:h>
      <text:p text:style-name="P21">Le cache est décomposé en lignes de cache</text:p>
      <text:p text:style-name="P21">Ligne chargée avec des blocs ou des pages</text:p>
      <text:list xml:id="list1704112567" text:style-name="L14">
        <text:list-item>
          <text:p text:style-name="P23"><text:soft-page-break/>zones contiguës de mots mémoire</text:p>
        </text:list-item>
        <text:list-item>
          <text:p text:style-name="P23">Lignes identifiées à partir de l’adresse</text:p>
        </text:list-item>
      </text:list>
      <text:p text:style-name="P21">Etats</text:p>
      <text:list xml:id="list2408337483" text:style-name="L15">
        <text:list-item>
          <text:p text:style-name="P24">Ligne valide ou non (valide si page/bloc déjà en RAM)</text:p>
        </text:list-item>
        <text:list-item>
          <text:p text:style-name="P24">Ligne modifiée ou non (donc à écrire en RAM ou non)</text:p>
        </text:list-item>
      </text:list>
      <text:p text:style-name="P21"/>
      <text:h text:style-name="Heading_20_1" text:outline-level="1">Politique de gestion du cache</text:h>
      <text:list xml:id="list1745493589" text:style-name="L16">
        <text:list-item>
          <text:p text:style-name="P25">Writethrough</text:p>
          <text:list>
            <text:list-item>
              <text:p text:style-name="P25">Toute modification est immédiatement répercutée en RAM =&gt; lent</text:p>
            </text:list-item>
          </text:list>
        </text:list-item>
        <text:list-item>
          <text:p text:style-name="P25">Writeback</text:p>
          <text:list>
            <text:list-item>
              <text:p text:style-name="P25">dirty bit positionné à 1 si ligne correspondante modifiée</text:p>
            </text:list-item>
            <text:list-item>
              <text:p text:style-name="P25">Ligne de cache valide</text:p>
            </text:list-item>
            <text:list-item>
              <text:p text:style-name="P25">Ligne écrite en RAM quand nécessité de la remplacer</text:p>
            </text:list-item>
          </text:list>
        </text:list-item>
      </text:list>
      <text:p text:style-name="P21"/>
      <text:h text:style-name="Heading_20_1" text:outline-level="1">Politique de remplacement du cache</text:h>
      <text:list xml:id="list3129022938" text:style-name="L17">
        <text:list-item>
          <text:p text:style-name="P26">Round-robin (pseudo-aléatoire)</text:p>
        </text:list-item>
      </text:list>
      <text:p text:style-name="P27"/>
      <text:h text:style-name="Heading_20_1" text:outline-level="1">Opérations de contrôle</text:h>
      <text:list xml:id="list3811448438" text:style-name="L18">
        <text:list-item>
          <text:p text:style-name="P28">flush : vider tout le contenu</text:p>
        </text:list-item>
        <text:list-item>
          <text:p text:style-name="P28">clean : écrire en RAM toutes les données modifiées dans le cache</text:p>
        </text:list-item>
      </text:list>
      <text:p text:style-name="P27"/>
      <text:p text:style-name="P27">Le TLB (Translation Lookaside Buffer)</text:p>
      <text:list xml:id="list1980507488" text:style-name="L19">
        <text:list-item>
          <text:p text:style-name="P29">Cache pour accélérer la translation adresses virtuelles → adresses réelles (physiques)</text:p>
        </text:list-item>
        <text:list-item>
          <text:p text:style-name="P29">Nombre fixe d’emplacements contenant des PTE (Page Table Entry)</text:p>
        </text:list-item>
        <text:list-item>
          <text:p text:style-name="P29">Clé de recherche = adresse virtuelle</text:p>
        </text:list-item>
        <text:list-item>
          <text:p text:style-name="P29">Résultat :</text:p>
          <text:list>
            <text:list-item>
              <text:p text:style-name="P29">adresse physique (réelle) contenue dans une PTE si OK</text:p>
            </text:list-item>
            <text:list-item>
              <text:p text:style-name="P29">PTE pas trouvée → TLB miss</text:p>
            </text:list-item>
          </text:list>
        </text:list-item>
        <text:list-item>
          <text:p text:style-name="P29">TLB miss : chercher une PTE dans la table de pages en RAM</text:p>
        </text:list-item>
      </text:list>
      <text:p text:style-name="P27"/>
      <text:h text:style-name="Heading_20_1" text:outline-level="1"><text:soft-page-break/>TLB géré par le matériel</text:h>
      <text:p text:style-name="Text_20_body"/>
      <text:list xml:id="list3032302662" text:style-name="L20">
        <text:list-item>
          <text:p text:style-name="P36"><text:span text:style-name="T2">TLB miss géré par le processeur</text:span></text:p>
        </text:list-item>
        <text:list-item>
          <text:p text:style-name="P31">Le processeur parcourt la table des pages en RAM</text:p>
        </text:list-item>
      </text:list>
      <text:p text:style-name="P30"/>
      <text:h text:style-name="Heading_20_1" text:outline-level="1">TLB géré par le logiciel</text:h>
      <text:list xml:id="list1847315274" text:style-name="L21">
        <text:list-item>
          <text:p text:style-name="P32">TLB miss déclenche une exception</text:p>
        </text:list-item>
        <text:list-item>
          <text:p text:style-name="P32">Le système parcourt la table des pages</text:p>
        </text:list-item>
        <text:list-item>
          <text:p text:style-name="P32">Si il n’y a pas d’entrée PTE associée à l’adresse virtuelle → page fault</text:p>
        </text:list-item>
      </text:list>
      <text:p text:style-name="P30"/>
      <text:p text:style-name="P30">Changement de contexte</text:p>
      <text:p text:style-name="P30">En général, les entrées PTE (la table des pages) du processus précédent ne sont pas partagées avec les entrées PTE du nouveau processus.</text:p>
      <text:list xml:id="list1875563875" text:style-name="L22">
        <text:list-item>
          <text:p text:style-name="P33">Les entrées PTE ne sont pas valides pour le nouveau processus car associées à des pages du p<text:span text:style-name="T3">ro</text:span>ces<text:span text:style-name="T3">s</text:span>us précédent</text:p>
        </text:list-item>
      </text:list>
      <text:p text:style-name="P30">TLB vidé entièrement : pénalise le changement de contexte</text:p>
      <text:p text:style-name="P30">Optimisation : Address Space ID (ASID) associé à chaque entrée du TLB</text:p>
      <text:list xml:id="list3489409616" text:style-name="L23">
        <text:list-item>
          <text:p text:style-name="P37"><text:span text:style-name="T2">Le </text:span><text:span text:style-name="T3">TLB</text:span><text:span text:style-name="T2"> </text:span><text:span text:style-name="T3">contient</text:span><text:span text:style-name="T2"> </text:span><text:span text:style-name="T3">l</text:span><text:span text:style-name="T2">’</text:span><text:span text:style-name="T3">ASID courant</text:span></text:p>
        </text:list-item>
        <text:list-item>
          <text:p text:style-name="P34">L’<text:span text:style-name="T3">ASID, codé sur 8 bits</text:span> est un numéro associé à l’espace adressage d’un processus</text:p>
        </text:list-item>
        <text:list-item>
          <text:p text:style-name="P35">Chaque entrée du TLB possède un ASID qui est associé aux entrées PTE du processus ayant le même ASID. </text:p>
          <text:p text:style-name="P35">Ceci afin de distinguer ces PTE des PTE des autres processus dans le TLB (et éviter le flush du TLB à chaque changement de contexte).</text:p>
        </text:list-item>
      </text:list>
      <text:h text:style-name="P2" text:outline-level="4"/>
      <text:p text:style-name="P38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8:31:54.845158072</meta:creation-date>
    <dc:date>2020-11-27T20:20:43.120398913</dc:date>
    <meta:editing-duration>PT1H38M29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6" meta:paragraph-count="108" meta:word-count="944" meta:character-count="5121" meta:non-whitespace-character-count="4352"/>
  </office:meta>
</office:document-meta>
</file>